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5in" fo:margin-left="-0.1375in" fo:margin-top="0in" fo:margin-bottom="0in" table:align="left" style:writing-mode="lr-tb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3.9375in"/>
    </style:style>
    <style:style style:name="Table1.1" style:family="table-row">
      <style:table-row-properties style:min-row-height="0.3993in" fo:keep-together="auto"/>
    </style:style>
    <style:style style:name="Table1.A1" style:family="table-cell">
      <style:table-cell-properties style:vertical-align="" fo:padding="0.0694in" fo:border-left="0.25pt solid #000000" fo:border-right="0.25pt solid #000000" fo:border-top="0.25pt solid #000000" fo:border-bottom="none" style:writing-mode="lr-tb"/>
    </style:style>
    <style:style style:name="Table1.2" style:family="table-row">
      <style:table-row-properties style:min-row-height="0.6389in" fo:keep-together="auto"/>
    </style:style>
    <style:style style:name="Table2" style:family="table">
      <style:table-properties style:width="5.6875in" fo:margin-left="-0.1375in" fo:margin-top="0in" fo:margin-bottom="0in" table:align="left" style:writing-mode="lr-tb"/>
    </style:style>
    <style:style style:name="Table2.A" style:family="table-column">
      <style:table-column-properties style:column-width="1.0243in"/>
    </style:style>
    <style:style style:name="Table2.B" style:family="table-column">
      <style:table-column-properties style:column-width="3.0132in"/>
    </style:style>
    <style:style style:name="Table2.C" style:family="table-column">
      <style:table-column-properties style:column-width="1.65in"/>
    </style:style>
    <style:style style:name="Table2.1" style:family="table-row">
      <style:table-row-properties style:min-row-height="0.3993in" fo:keep-together="auto"/>
    </style:style>
    <style:style style:name="Table2.A1" style:family="table-cell">
      <style:table-cell-properties style:vertical-align="" fo:padding="0.0694in" fo:border-left="0.25pt solid #000000" fo:border-right="0.25pt solid #000000" fo:border-top="0.25pt solid #000000" fo:border-bottom="none" style:writing-mode="lr-tb"/>
    </style:style>
    <style:style style:name="P1" style:family="paragraph" style:parent-style-name="Standard">
      <style:paragraph-properties fo:margin-left="0in" fo:margin-right="0in" fo:margin-top="0in" fo:margin-bottom="0.1665in" style:contextual-spacing="false" fo:line-height="115%" fo:text-indent="0in" style:auto-text-indent="false" fo:padding="0in" fo:border="none" style:shadow="none" style:join-border="false"/>
    </style:style>
    <style:style style:name="P2" style:family="paragraph" style:parent-style-name="Heading_20_2">
      <style:paragraph-properties fo:margin-top="0.25in" fo:margin-bottom="0.0555in" style:contextual-spacing="false" fo:line-height="115%" fo:padding="0in" fo:border="none" style:shadow="none" style:join-border="false"/>
    </style:style>
    <style:style style:name="P3" style:family="paragraph" style:parent-style-name="Heading_20_3">
      <style:paragraph-properties fo:margin-top="0.1945in" fo:margin-bottom="0.0555in" style:contextual-spacing="false" fo:line-height="115%" fo:padding="0in" fo:border="none" style:shadow="none" style:join-border="false"/>
    </style:style>
    <style:style style:name="P4" style:family="paragraph" style:parent-style-name="Standard">
      <style:paragraph-properties fo:margin-left="0in" fo:margin-right="0in" fo:margin-top="0.1665in" fo:margin-bottom="0.1665in" style:contextual-spacing="false" fo:line-height="115%" fo:text-indent="0in" style:auto-text-indent="false" fo:padding="0in" fo:border="none" style:shadow="none" style:join-border="false"/>
    </style:style>
    <style:style style:name="P5" style:family="paragraph" style:parent-style-name="Standard" style:list-style-name="WWNum1">
      <style:paragraph-properties fo:margin-left="0.75in" fo:margin-right="0in" fo:line-height="115%" fo:text-indent="-0.25in" style:auto-text-indent="false" fo:padding="0in" fo:border="none" style:shadow="none" style:join-border="false">
        <style:tab-stops>
          <style:tab-stop style:position="0.25in"/>
          <style:tab-stop style:position="0.75in"/>
        </style:tab-stops>
      </style:paragraph-properties>
    </style:style>
    <style:style style:name="P6" style:family="paragraph" style:parent-style-name="Standard" style:list-style-name="WWNum2">
      <style:paragraph-properties fo:margin-left="0.75in" fo:margin-right="0in" fo:line-height="115%" fo:text-indent="-0.25in" style:auto-text-indent="false" fo:padding="0in" fo:border="none" style:shadow="none" style:join-border="false">
        <style:tab-stops>
          <style:tab-stop style:position="0.25in"/>
          <style:tab-stop style:position="0.75in"/>
        </style:tab-stops>
      </style:paragraph-properties>
    </style:style>
    <style:style style:name="P7" style:family="paragraph" style:parent-style-name="Standard" style:list-style-name="WWNum3">
      <style:paragraph-properties fo:margin-left="0.75in" fo:margin-right="0in" fo:line-height="115%" fo:text-indent="-0.25in" style:auto-text-indent="false" fo:padding="0in" fo:border="none" style:shadow="none" style:join-border="false">
        <style:tab-stops>
          <style:tab-stop style:position="0.25in"/>
          <style:tab-stop style:position="0.75in"/>
        </style:tab-stops>
      </style:paragraph-properties>
    </style:style>
    <style:style style:name="P8" style:family="paragraph" style:parent-style-name="Standard">
      <style:paragraph-properties fo:margin-left="0in" fo:margin-right="0in" fo:line-height="115%" fo:text-indent="0in" style:auto-text-indent="false" fo:padding="0in" fo:border="none" style:shadow="none" style:join-border="false"/>
    </style:style>
    <style:style style:name="P9" style:family="paragraph" style:parent-style-name="Standard" style:list-style-name="WWNum4">
      <style:paragraph-properties fo:margin-left="0.75in" fo:margin-right="0in" fo:line-height="115%" fo:text-indent="-0.25in" style:auto-text-indent="false" fo:padding="0in" fo:border="none" style:shadow="none" style:join-border="false">
        <style:tab-stops>
          <style:tab-stop style:position="0.25in"/>
          <style:tab-stop style:position="0.75in"/>
        </style:tab-stops>
      </style:paragraph-properties>
    </style:style>
    <style:style style:name="P10" style:family="paragraph" style:parent-style-name="Standard" style:list-style-name="WWNum5">
      <style:paragraph-properties fo:margin-left="0.75in" fo:margin-right="0in" fo:line-height="115%" fo:text-indent="-0.25in" style:auto-text-indent="false" fo:padding="0in" fo:border="none" style:shadow="none" style:join-border="false">
        <style:tab-stops>
          <style:tab-stop style:position="0.25in"/>
          <style:tab-stop style:position="0.75in"/>
        </style:tab-stops>
      </style:paragraph-properties>
    </style:style>
    <style:style style:name="P11" style:family="paragraph" style:parent-style-name="Standard">
      <style:paragraph-properties fo:margin-left="0in" fo:margin-right="0in" fo:line-height="115%" fo:text-align="center" style:justify-single-word="false" fo:text-indent="0in" style:auto-text-indent="false" fo:padding="0in" fo:border="none" style:shadow="none" style:join-border="false">
        <style:tab-stops/>
      </style:paragraph-properties>
    </style:style>
    <style:style style:name="P12" style:family="paragraph" style:parent-style-name="Standard">
      <style:paragraph-properties fo:margin-left="0in" fo:margin-right="0in" fo:line-height="115%" fo:text-indent="0in" style:auto-text-indent="false" fo:padding="0in" fo:border="none" style:shadow="none" style:join-border="false">
        <style:tab-stops/>
      </style:paragraph-properties>
    </style:style>
    <style:style style:name="P13" style:family="paragraph" style:parent-style-name="Standard">
      <style:paragraph-properties fo:margin-left="0in" fo:margin-right="0in" fo:margin-top="0.1665in" fo:margin-bottom="0.1665in" style:contextual-spacing="false" fo:line-height="115%" fo:text-indent="0in" style:auto-text-indent="false" fo:padding="0in" fo:border="none" style:shadow="none" style:join-border="false"/>
      <style:text-properties officeooo:paragraph-rsid="0014a40b"/>
    </style:style>
    <style:style style:name="P14" style:family="paragraph" style:parent-style-name="Standard">
      <style:paragraph-properties fo:margin-left="0in" fo:margin-right="0in" fo:margin-top="0.1665in" fo:margin-bottom="0.1665in" style:contextual-spacing="false" fo:line-height="115%" fo:text-indent="0in" style:auto-text-indent="false" fo:padding="0in" fo:border="none" style:shadow="none" style:join-border="false"/>
      <style:text-properties fo:language="en" fo:country="US" officeooo:paragraph-rsid="0014a40b" style:language-asian="en" style:country-asian="US" style:language-complex="ar" style:country-complex="SA"/>
    </style:style>
    <style:style style:name="P15" style:family="paragraph" style:parent-style-name="Standard" style:list-style-name="WWNum6">
      <style:paragraph-properties fo:margin-left="0.75in" fo:margin-right="0in" fo:line-height="115%" fo:text-indent="-0.25in" style:auto-text-indent="false" fo:padding="0in" fo:border="none" style:shadow="none" style:join-border="false">
        <style:tab-stops>
          <style:tab-stop style:position="0.25in"/>
          <style:tab-stop style:position="0.75in"/>
        </style:tab-stops>
      </style:paragraph-properties>
    </style:style>
    <style:style style:name="P16" style:family="paragraph" style:parent-style-name="Standard">
      <style:paragraph-properties fo:margin-left="0in" fo:margin-right="0in" fo:line-height="115%" fo:text-indent="0in" style:auto-text-indent="false" fo:padding="0in" fo:border="none" style:shadow="none" style:join-border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in" fo:margin-right="0in" fo:line-height="115%" fo:text-indent="0in" style:auto-text-indent="false" fo:break-before="page" fo:padding="0in" fo:border="none" style:shadow="none" style:join-border="false"/>
    </style:style>
    <style:style style:name="P18" style:family="paragraph" style:parent-style-name="Standard" style:list-style-name="WWNum7">
      <style:paragraph-properties fo:margin-left="0.75in" fo:margin-right="0in" fo:line-height="115%" fo:text-indent="-0.25in" style:auto-text-indent="false" fo:padding="0in" fo:border="none" style:shadow="none" style:join-border="false">
        <style:tab-stops>
          <style:tab-stop style:position="0.25in"/>
          <style:tab-stop style:position="0.75in"/>
        </style:tab-stops>
      </style:paragraph-properties>
    </style:style>
    <style:style style:name="P19" style:family="paragraph" style:parent-style-name="Standard">
      <style:paragraph-properties fo:margin-left="0.5in" fo:margin-right="0in" fo:margin-top="0.1665in" fo:margin-bottom="0.1665in" style:contextual-spacing="false" fo:line-height="115%" fo:text-indent="0in" style:auto-text-indent="false" fo:padding="0in" fo:border="none" style:shadow="none" style:join-border="false"/>
    </style:style>
    <style:style style:name="P20" style:family="paragraph" style:parent-style-name="Standard" style:list-style-name="WWNum8">
      <style:paragraph-properties fo:margin-left="0.75in" fo:margin-right="0in" fo:line-height="115%" fo:text-indent="-0.25in" style:auto-text-indent="false" fo:padding="0in" fo:border="none" style:shadow="none" style:join-border="false">
        <style:tab-stops>
          <style:tab-stop style:position="0.25in"/>
          <style:tab-stop style:position="0.75in"/>
        </style:tab-stops>
      </style:paragraph-properties>
    </style:style>
    <style:style style:name="P21" style:family="paragraph" style:parent-style-name="Standard" style:list-style-name="WWNum9">
      <style:paragraph-properties fo:margin-left="0.75in" fo:margin-right="0in" fo:line-height="115%" fo:text-indent="-0.25in" style:auto-text-indent="false" fo:padding="0in" fo:border="none" style:shadow="none" style:join-border="false">
        <style:tab-stops>
          <style:tab-stop style:position="0.25in"/>
          <style:tab-stop style:position="0.75in"/>
        </style:tab-stops>
      </style:paragraph-properties>
    </style:style>
    <style:style style:name="P22" style:family="paragraph" style:parent-style-name="Standard">
      <style:paragraph-properties fo:margin-left="0.5in" fo:margin-right="0in" fo:line-height="115%" fo:text-indent="0in" style:auto-text-indent="false" fo:break-before="page" fo:padding="0in" fo:border="none" style:shadow="none" style:join-border="false"/>
    </style:style>
    <style:style style:name="P23" style:family="paragraph" style:parent-style-name="Standard">
      <style:paragraph-properties fo:margin-left="0.5in" fo:margin-right="0in" fo:line-height="115%" fo:text-indent="0in" style:auto-text-indent="false" fo:padding="0in" fo:border="none" style:shadow="none" style:join-border="false"/>
    </style:style>
    <style:style style:name="P24" style:family="paragraph" style:parent-style-name="Standard" style:list-style-name="WWNum10">
      <style:paragraph-properties fo:margin-left="0.75in" fo:margin-right="0in" fo:line-height="115%" fo:text-indent="-0.25in" style:auto-text-indent="false" fo:padding="0in" fo:border="none" style:shadow="none" style:join-border="false">
        <style:tab-stops>
          <style:tab-stop style:position="0.25in"/>
          <style:tab-stop style:position="0.75in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a40b" style:language-asian="en" style:country-asian="US" style:language-complex="ar" style:country-complex="SA"/>
    </style:style>
    <style:style style:name="T3" style:family="text">
      <style:text-properties fo:language="en" fo:country="US" style:language-asian="en" style:country-asian="US" style:language-complex="ar" style:country-complex="SA"/>
    </style:style>
    <style:style style:name="T4" style:family="text">
      <style:text-properties fo:language="en" fo:country="US" fo:font-weight="bold" style:language-asian="en" style:country-asian="US" style:font-weight-asian="bold" style:language-complex="ar" style:country-complex="SA" style:font-weight-complex="bold"/>
    </style:style>
    <style:style style:name="T5" style:family="text">
      <style:text-properties fo:font-size="17pt" fo:font-weight="bold" style:font-size-asian="17pt" style:font-weight-asian="bold" style:font-size-complex="17pt" style:font-weight-complex="bold"/>
    </style:style>
    <style:style style:name="T6" style:family="text">
      <style:text-properties fo:font-size="17pt" fo:language="en" fo:country="US" fo:font-weight="bold" style:font-size-asian="17pt" style:language-asian="en" style:country-asian="US" style:font-weight-asian="bold" style:font-size-complex="17pt" style:language-complex="ar" style:country-complex="SA" style:font-weight-complex="bold"/>
    </style:style>
    <style:style style:name="T7" style:family="text">
      <style:text-properties fo:color="#000000" loext:opacity="100%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00" loext:opacity="100%" fo:font-size="13pt" fo:language="en" fo:country="US" fo:font-weight="bold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T9" style:family="text">
      <style:text-properties fo:language="en" fo:country="US" fo:font-style="italic" style:language-asian="en" style:country-asian="US" style:font-style-asian="italic" style:language-complex="ar" style:country-complex="SA" style:font-style-complex="italic"/>
    </style:style>
    <style:style style:name="T10" style:family="text">
      <style:text-properties fo:color="#188038" loext:opacity="100%" fo:font-family="'Roboto Mono'" style:font-family-generic="roman" style:font-pitch="variable" fo:language="en" fo:country="US" style:font-name-asian="Roboto Mono" style:language-asian="en" style:country-asian="US" style:font-name-complex="Roboto Mono" style:language-complex="ar" style:country-complex="SA"/>
    </style:style>
    <style:style style:name="T11" style:family="text">
      <style:text-properties fo:color="#188038" loext:opacity="100%" fo:font-family="'Roboto Mono'" style:font-family-generic="roman" style:font-pitch="variable" fo:language="en" fo:country="US" style:font-name-asian="Roboto Mono" style:font-name-complex="Roboto Mono"/>
    </style:style>
    <style:style style:name="T12" style:family="text">
      <style:text-properties officeooo:rsid="0014a40b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13pt" fo:language="en" fo:country="US" fo:font-weight="bold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T19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20" style:family="text">
      <style:text-properties fo:font-size="13pt" fo:language="en" fo:country="US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We are </text:span><text:span text:style-name="T3">designing a </text:span><text:span text:style-name="T4">translational language layer</text:span><text:span text:style-name="T3"> that starts as a </text:span><text:span text:style-name="T4">CLIPS-compatible DSL</text:span><text:span text:style-name="T3"> and evolves into a </text:span><text:span text:style-name="T4">modern, agentic rule-based system</text:span><text:span text:style-name="T3"> with distributed semantics and CSP-style messaging. Here's a breakdown of the architectural and language design implications, plus some terminology that might help frame your approach:</text:span></text:p>
      <text:p text:style-name="P2" loext:marker-style-name="T5"><text:bookmark text:name="h.eid4icl6h3oc"/><text:span text:style-name="T6">🧠 Phase 1: CLIPS Subset Mapping</text:span><text:span text:style-name="T6"/></text:p>
      <text:p text:style-name="P3" loext:marker-style-name="T7"><text:bookmark text:name="h.97k750icgcr3"/><text:span text:style-name="T8">Goal</text:span><text:span text:style-name="T8"/></text:p>
      <text:p text:style-name="P4" loext:marker-style-name="T1"><text:span text:style-name="T3">Create a language (let’s call it </text:span><text:span text:style-name="T9">CAW</text:span><text:span text:style-name="T3"> for now) that:</text:span></text:p>
      <text:list text:style-name="WWNum1">
        <text:list-item>
          <text:p text:style-name="P5" loext:marker-style-name="T1"><text:span text:style-name="T3">Maps 1:1 to a subset of CLIPS</text:span><text:span text:style-name="T3"/></text:p>
        </text:list-item>
        <text:list-item>
          <text:p text:style-name="P5" loext:marker-style-name="T1"><text:span text:style-name="T3">Supports rule definition, fact assertion, and inference</text:span><text:span text:style-name="T3"/></text:p>
        </text:list-item>
        <text:list-item>
          <text:p text:style-name="P5" loext:marker-style-name="T1"><text:span text:style-name="T3">Can be transpiled into CLIPS syntax or executed via a CLIPS engine</text:span><text:span text:style-name="T3"/></text:p>
        </text:list-item>
      </text:list>
      <text:p text:style-name="P3" loext:marker-style-name="T7"><text:bookmark text:name="h.3tijqr4iruse"/><text:span text:style-name="T8">Techniques</text:span><text:span text:style-name="T8"/></text:p>
      <text:list text:style-name="WWNum2">
        <text:list-item>
          <text:p text:style-name="P6" loext:marker-style-name="T1"><text:span text:style-name="T4">Transpilation</text:span><text:span text:style-name="T3">: Source-to-source compilation from CAW → CLIPS</text:span></text:p>
        </text:list-item>
        <text:list-item>
          <text:p text:style-name="P6" loext:marker-style-name="T1"><text:span text:style-name="T4">Semantic preservation</text:span><text:span text:style-name="T3">: Ensure rule behavior and fact propagation match CLIPS expectations</text:span></text:p>
        </text:list-item>
        <text:list-item>
          <text:p text:style-name="P6" loext:marker-style-name="T1"><text:span text:style-name="T4">Grammar design</text:span><text:span text:style-name="T3">: Likely a PEG or LALR parser that supports modular rule blocks, scoped facts, and type-safe templates</text:span></text:p>
        </text:list-item>
      </text:list>
      <text:p text:style-name="P2" loext:marker-style-name="T5"><text:bookmark text:name="h.d15bj4h2jjul"/><text:span text:style-name="T6">🚀 Phase 2: Language Expansion for AI + Distribution</text:span><text:span text:style-name="T6"/></text:p>
      <text:p text:style-name="P3" loext:marker-style-name="T7"><text:bookmark text:name="h.w1bdbo7pyojj"/><text:span text:style-name="T8">New Language Features</text:span><text:span text:style-name="T8"/></text:p>
      <text:list text:style-name="WWNum3">
        <text:list-item>
          <text:p text:style-name="P7" loext:marker-style-name="T1"><text:span text:style-name="T4">Agent abstraction</text:span><text:span text:style-name="T3">: </text:span><text:span text:style-name="T10">Expert(...)</text:span><text:span text:style-name="T3"> becomes a first-class construct</text:span></text:p>
        </text:list-item>
        <text:list-item>
          <text:p text:style-name="P7" loext:marker-style-name="T1"><text:span text:style-name="T4">Namespaces</text:span><text:span text:style-name="T3">: Hierarchical domains like </text:span><text:span text:style-name="T10">Physics.Nuclear.Particle._</text:span><text:span text:style-name="T3"> for scoped rule contexts</text:span></text:p>
        </text:list-item>
        <text:list-item>
          <text:p text:style-name="P7" loext:marker-style-name="T1"><text:span text:style-name="T4">Distributed facts</text:span><text:span text:style-name="T3">: Backed by a vector DB (e.g., Qdrant, Weaviate, Milvus) for similarity-based retrieval</text:span></text:p>
        </text:list-item>
        <text:list-item>
          <text:p text:style-name="P7" loext:marker-style-name="T1"><text:span text:style-name="T4">Message passing</text:span><text:span text:style-name="T3">: Inspired by CSP (Communicating Sequential Processes), using </text:span><text:span text:style-name="T10">!</text:span><text:span text:style-name="T3"> for asynchronous sends</text:span></text:p>
        </text:list-item>
      </text:list>
      <text:p text:style-name="P3"><text:bookmark text:name="h.g6srf0xkvsic"/><text:span text:style-name="T8">Pseudocode Semantics</text:span></text:p>
      <text:p text:style-name="P8" loext:marker-style-name="T1"><text:span text:style-name="T3">let albert = Expert(Physics.Nuclear.Particle._)</text:span><text:span text:style-name="T3"/></text:p>
      <text:p text:style-name="P8" loext:marker-style-name="T1"><text:span text:style-name="T3">let marie = Expert(Chemistry.Nuclear._)</text:span><text:span text:style-name="T3"/></text:p>
      <text:p text:style-name="P8"/>
      <text:p text:style-name="P8" loext:marker-style-name="T1"><text:span text:style-name="T3">marie.research(radium) ! albert.research _</text:span><text:span text:style-name="T3"/></text:p>
      <text:p text:style-name="P8"/>
      <text:p text:style-name="P1" loext:marker-style-name="T1"><text:span text:style-name="T3">This implies:</text:span><text:span text:style-name="T3"/></text:p>
      <text:list text:style-name="WWNum4">
        <text:list-item>
          <text:p text:style-name="P9" loext:marker-style-name="T1"><text:soft-page-break/><text:span text:style-name="T10">Expert(domain)</text:span><text:span text:style-name="T3"> creates a rule engine scoped to a domain</text:span></text:p>
        </text:list-item>
        <text:list-item>
          <text:p text:style-name="P9" loext:marker-style-name="T1"><text:span text:style-name="T10">marie.research(radium)</text:span><text:span text:style-name="T3"> triggers a rule evaluation or fact assertion</text:span></text:p>
        </text:list-item>
        <text:list-item>
          <text:p text:style-name="P9" loext:marker-style-name="T11"><text:span text:style-name="T10">! albert.research _</text:span><text:span text:style-name="T3"> sends a message to </text:span><text:span text:style-name="T10">albert</text:span><text:span text:style-name="T3"> to evaluate </text:span><text:span text:style-name="T10">research</text:span><text:span text:style-name="T3"> with the result or context from </text:span><text:span text:style-name="T10">marie</text:span></text:p>
        </text:list-item>
      </text:list>
      <text:p text:style-name="P3" loext:marker-style-name="T7"><text:bookmark text:name="h.w9dyjp50r2wi"/><text:span text:style-name="T8">Underlying Concepts</text:span><text:span text:style-name="T8"/></text:p>
      <text:list text:style-name="WWNum5">
        <text:list-item>
          <text:p text:style-name="P10" loext:marker-style-name="T1"><text:span text:style-name="T4">Actor model</text:span><text:span text:style-name="T3">: Each </text:span><text:span text:style-name="T10">Expert</text:span><text:span text:style-name="T3"> is an actor with its own rule base and message queue</text:span></text:p>
        </text:list-item>
        <text:list-item>
          <text:p text:style-name="P10" loext:marker-style-name="T1"><text:span text:style-name="T4">CSP channels</text:span><text:span text:style-name="T3">: You could model </text:span><text:span text:style-name="T10">!</text:span><text:span text:style-name="T3"> as a channel send, with optional reply semantics</text:span></text:p>
        </text:list-item>
        <text:list-item>
          <text:p text:style-name="P10" loext:marker-style-name="T1"><text:span text:style-name="T4">Fact routing</text:span><text:span text:style-name="T3">: Facts can be tagged with origin, confidence, and vector embeddings for similarity-based dispatch</text:span></text:p>
        </text:list-item>
      </text:list>
      <text:p text:style-name="P2" loext:marker-style-name="T5"><text:bookmark text:name="h.nw106rbte7g2"/><text:span text:style-name="T6">🧱 Suggested Language Design Terms</text:span><text:span text:style-name="T6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 loext:marker-style-name="T1"><text:span text:style-name="T4">Concept</text:span><text:span text:style-name="T4"/></text:p>
          </table:table-cell>
          <table:table-cell table:style-name="Table1.A1" office:value-type="string">
            <text:p text:style-name="P11" loext:marker-style-name="T1"><text:span text:style-name="T4">Term</text:span><text:span text:style-name="T4"/></text:p>
          </table:table-cell>
        </table:table-row>
        <table:table-row table:style-name="Table1.2">
          <table:table-cell table:style-name="Table1.A1" office:value-type="string">
            <text:p text:style-name="P12" loext:marker-style-name="T1"><text:span text:style-name="T3">Mapping from CAW to CLIPS</text:span><text:span text:style-name="T3"/></text:p>
          </table:table-cell>
          <table:table-cell table:style-name="Table1.A1" office:value-type="string">
            <text:p text:style-name="P12" loext:marker-style-name="T1"><text:span text:style-name="T4">Transpilation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12" loext:marker-style-name="T1"><text:span text:style-name="T3">Expanded language layer</text:span><text:span text:style-name="T3"/></text:p>
          </table:table-cell>
          <table:table-cell table:style-name="Table1.A1" office:value-type="string">
            <text:p text:style-name="P12" loext:marker-style-name="T1"><text:span text:style-name="T4">Metalinguistic abstraction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12" loext:marker-style-name="T1"><text:span text:style-name="T3">Domain-scoped rule engines</text:span><text:span text:style-name="T3"/></text:p>
          </table:table-cell>
          <table:table-cell table:style-name="Table1.A1" office:value-type="string">
            <text:p text:style-name="P12" loext:marker-style-name="T1"><text:span text:style-name="T4">Agentic modules</text:span><text:span text:style-name="T3"> or </text:span><text:span text:style-name="T4">Expert agents</text:span></text:p>
          </table:table-cell>
        </table:table-row>
        <table:table-row table:style-name="Table1.2">
          <table:table-cell table:style-name="Table1.A1" office:value-type="string">
            <text:p text:style-name="P12" loext:marker-style-name="T1"><text:span text:style-name="T3">Message passing between engines</text:span><text:span text:style-name="T3"/></text:p>
          </table:table-cell>
          <table:table-cell table:style-name="Table1.A1" office:value-type="string">
            <text:p text:style-name="P12" loext:marker-style-name="T1"><text:span text:style-name="T4">CSP-style dispatch</text:span><text:span text:style-name="T3"> or </text:span><text:span text:style-name="T4">asynchronous rule invocation</text:span></text:p>
          </table:table-cell>
        </table:table-row>
        <table:table-row table:style-name="Table1.1">
          <table:table-cell table:style-name="Table1.A1" office:value-type="string">
            <text:p text:style-name="P12" loext:marker-style-name="T1"><text:span text:style-name="T3">Distributed fact store</text:span><text:span text:style-name="T3"/></text:p>
          </table:table-cell>
          <table:table-cell table:style-name="Table1.A1" office:value-type="string">
            <text:p text:style-name="P12" loext:marker-style-name="T1"><text:span text:style-name="T4">Vectorized knowledge base</text:span><text:span text:style-name="T4"/></text:p>
          </table:table-cell>
        </table:table-row>
        <table:table-row table:style-name="Table1.1">
          <table:table-cell table:style-name="Table1.A1" office:value-type="string">
            <text:p text:style-name="P12" loext:marker-style-name="T1"><text:span text:style-name="T3">Fact + rule encapsulation</text:span><text:span text:style-name="T3"/></text:p>
          </table:table-cell>
          <table:table-cell table:style-name="Table1.A1" office:value-type="string">
            <text:p text:style-name="P12" loext:marker-style-name="T1"><text:span text:style-name="T4">Knowledge capsule</text:span><text:span text:style-name="T3"> or </text:span><text:span text:style-name="T4">semantic unit</text:span></text:p>
          </table:table-cell>
        </table:table-row>
      </table:table>
      <text:p text:style-name="P13" loext:marker-style-name="T1"><text:span text:style-name="T2">* Need to s</text:span><text:span text:style-name="T3">caffold a grammar for CAW </text:span><text:span text:style-name="T2">and</text:span></text:p>
      <text:p text:style-name="P14" loext:marker-style-name="T1"><text:span text:style-name="T12">* </text:span>sketch out the runtime architecture for these agents.</text:p>
      <text:p text:style-name="P14" loext:marker-style-name="T1"><text:span text:style-name="T12">* P</text:span>rototype the message dispatch layer</text:p>
      <text:p text:style-name="P14" loext:marker-style-name="T1"><text:span text:style-name="T12">* design </text:span>integrat<text:span text:style-name="T12">ation of </text:span><text:s/>vector DBs for act similarity.</text:p>
      <text:p text:style-name="P1" loext:marker-style-name="T1"><text:soft-page-break/><text:span text:style-name="T3">Perfectly poetic, Stan. </text:span><text:span text:style-name="T4">Caw</text:span><text:span text:style-name="T3"> evokes both the sound of a raven and the call of a knowledge engine—sharp, mysterious, and full of intent. Leaning into Irish myth and raven symbolism gives you a rich aesthetic and metaphorical palette to build from. Here's a sketch of how we could style and scaffold the language:</text:span></text:p>
      <text:p text:style-name="P2" loext:marker-style-name="T5"><text:bookmark text:name="h.ch3ywoy1wey9"/><text:span text:style-name="T6">🪶 Language Identity: Caw</text:span><text:span text:style-name="T6"/></text:p>
      <text:p text:style-name="P3" loext:marker-style-name="T7"><text:bookmark text:name="h.ynpyan3cbc3s"/><text:span text:style-name="T8">Core Themes</text:span><text:span text:style-name="T8"/></text:p>
      <text:list text:style-name="WWNum6">
        <text:list-item>
          <text:p text:style-name="P15" loext:marker-style-name="T1"><text:span text:style-name="T4">Ravens</text:span><text:span text:style-name="T3">: Messengers, memory-keepers, and watchers—perfect metaphors for distributed expert agents.</text:span></text:p>
        </text:list-item>
        <text:list-item>
          <text:p text:style-name="P15" loext:marker-style-name="T1"><text:span text:style-name="T4">Irish Mythology</text:span><text:span text:style-name="T3">: Draw from the Tuatha Dé Danann, the Morrígan (goddess of fate and war, often appearing as a raven), and the concept of </text:span><text:span text:style-name="T4">geasa</text:span><text:span text:style-name="T3"> (binding magical obligations).</text:span></text:p>
        </text:list-item>
        <text:list-item>
          <text:p text:style-name="P15" loext:marker-style-name="T1"><text:span text:style-name="T4">Knowledge as flight</text:span><text:span text:style-name="T3">: Rules and facts are feathers; agents are wings; inference is the wind.</text:span></text:p>
        </text:list-item>
      </text:list>
      <text:p text:style-name="P2" loext:marker-style-name="T5"><text:bookmark text:name="h.2byqif8pp4ab"/><text:span text:style-name="T6">🧙‍♀️ Syntax Inspiration</text:span><text:span text:style-name="T6"/></text:p>
      <text:p text:style-name="P3" loext:marker-style-name="T7"><text:bookmark text:name="h.jj3d5vol3cu7"/><text:span text:style-name="T8">Agent Declaration</text:span><text:span text:style-name="T8"/></text:p>
      <text:p text:style-name="P8"/>
      <text:p text:style-name="P8" loext:marker-style-name="T1"><text:span text:style-name="T3">let albert = Expert(Physics.Nuclear.Particle._)</text:span><text:span text:style-name="T3"/></text:p>
      <text:p text:style-name="P8" loext:marker-style-name="T1"><text:span text:style-name="T3">let marie = Expert(Chemistry.Nuclear._)</text:span><text:span text:style-name="T3"/></text:p>
      <text:p text:style-name="P8"/>
      <text:p text:style-name="P8" loext:marker-style-name="T13"><text:span text:style-name="T4">Message Passing</text:span><text:span text:style-name="T4"/></text:p>
      <text:p text:style-name="P8"/>
      <text:p text:style-name="P8" loext:marker-style-name="T1"><text:span text:style-name="T3">marie.research(radium) ! albert.research _</text:span><text:span text:style-name="T3"/></text:p>
      <text:p text:style-name="P8"/>
      <text:p text:style-name="P8" loext:marker-style-name="T13"><text:span text:style-name="T4">Rule Definition (Mythic Style)</text:span><text:span text:style-name="T4"/></text:p>
      <text:p text:style-name="P16" loext:marker-style-name="T14"/>
      <text:p text:style-name="P8" loext:marker-style-name="T1"><text:span text:style-name="T3">rune "DecayLaw" when</text:span><text:span text:style-name="T3"/></text:p>
      <text:p text:style-name="P8" loext:marker-style-name="T1"><text:span text:style-name="T3"><text:s text:c="2"/>fact Particle(type: "radium", state: "unstable")</text:span><text:span text:style-name="T3"/></text:p>
      <text:p text:style-name="P8" loext:marker-style-name="T1"><text:span text:style-name="T3">then</text:span><text:span text:style-name="T3"/></text:p>
      <text:p text:style-name="P8" loext:marker-style-name="T1"><text:span text:style-name="T3"><text:s text:c="2"/>assert Particle(state: "decaying")</text:span><text:span text:style-name="T3"/></text:p>
      <text:p text:style-name="P8"/>
      <text:p text:style-name="P3" loext:marker-style-name="T15"><text:bookmark text:name="h.oy1gd9p6z1l8"/><text:span text:style-name="T16">Fact Assertion</text:span><text:span text:style-name="T16"/></text:p>
      <text:p text:style-name="P8"/>
      <text:p text:style-name="P8" loext:marker-style-name="T1"><text:span text:style-name="T3">feather Particle(type: "radium", state: "unstable")</text:span><text:span text:style-name="T3"/></text:p>
      <text:p text:style-name="P17"/>
      <text:p text:style-name="P2" loext:marker-style-name="T17"><text:bookmark text:name="h.yf08oqrbzaip"/><text:span text:style-name="T18">🧩 Language Layers</text:span><text:span text:style-name="T18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 loext:marker-style-name="T1"><text:span text:style-name="T4">Layer</text:span><text:span text:style-name="T4"/></text:p>
          </table:table-cell>
          <table:table-cell table:style-name="Table2.A1" office:value-type="string">
            <text:p text:style-name="P11" loext:marker-style-name="T1"><text:span text:style-name="T4">Purpose</text:span><text:span text:style-name="T4"/></text:p>
          </table:table-cell>
          <table:table-cell table:style-name="Table2.A1" office:value-type="string">
            <text:p text:style-name="P11" loext:marker-style-name="T1"><text:span text:style-name="T4">Mythic Metaphor</text:span><text:span text:style-name="T4"/></text:p>
          </table:table-cell>
        </table:table-row>
        <table:table-row table:style-name="Table2.1">
          <table:table-cell table:style-name="Table2.A1" office:value-type="string">
            <text:p text:style-name="P12" loext:marker-style-name="T1"><text:span text:style-name="T4">Caw-Core</text:span><text:span text:style-name="T4"/></text:p>
          </table:table-cell>
          <table:table-cell table:style-name="Table2.A1" office:value-type="string">
            <text:p text:style-name="P12" loext:marker-style-name="T1"><text:span text:style-name="T3">CLIPS-compatible subset</text:span><text:span text:style-name="T3"/></text:p>
          </table:table-cell>
          <table:table-cell table:style-name="Table2.A1" office:value-type="string">
            <text:p text:style-name="P12" loext:marker-style-name="T1"><text:span text:style-name="T3">Raven’s memory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12" loext:marker-style-name="T1"><text:span text:style-name="T4">Caw-Flock</text:span><text:span text:style-name="T4"/></text:p>
          </table:table-cell>
          <table:table-cell table:style-name="Table2.A1" office:value-type="string">
            <text:p text:style-name="P12" loext:marker-style-name="T1"><text:span text:style-name="T3">Distributed agents, message passing</text:span><text:span text:style-name="T3"/></text:p>
          </table:table-cell>
          <table:table-cell table:style-name="Table2.A1" office:value-type="string">
            <text:p text:style-name="P12" loext:marker-style-name="T1"><text:span text:style-name="T3">Flock of ravens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12" loext:marker-style-name="T1"><text:span text:style-name="T4">Caw-Vault</text:span><text:span text:style-name="T4"/></text:p>
          </table:table-cell>
          <table:table-cell table:style-name="Table2.A1" office:value-type="string">
            <text:p text:style-name="P12" loext:marker-style-name="T1"><text:span text:style-name="T3">Vectorized fact store</text:span><text:span text:style-name="T3"/></text:p>
          </table:table-cell>
          <table:table-cell table:style-name="Table2.A1" office:value-type="string">
            <text:p text:style-name="P12" loext:marker-style-name="T1"><text:span text:style-name="T3">Bru na knowledge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12" loext:marker-style-name="T1"><text:span text:style-name="T4">Caw-Geas</text:span><text:span text:style-name="T4"/></text:p>
          </table:table-cell>
          <table:table-cell table:style-name="Table2.A1" office:value-type="string">
            <text:p text:style-name="P12" loext:marker-style-name="T1"><text:span text:style-name="T3">Binding rules, obligations</text:span><text:span text:style-name="T3"/></text:p>
          </table:table-cell>
          <table:table-cell table:style-name="Table2.A1" office:value-type="string">
            <text:p text:style-name="P12" loext:marker-style-name="T1"><text:span text:style-name="T3">Magical contracts</text:span><text:span text:style-name="T3"/></text:p>
          </table:table-cell>
        </table:table-row>
        <table:table-row table:style-name="Table2.1">
          <table:table-cell table:style-name="Table2.A1" office:value-type="string">
            <text:p text:style-name="P12" loext:marker-style-name="T1"><text:span text:style-name="T4">Caw-Sky</text:span><text:span text:style-name="T4"/></text:p>
          </table:table-cell>
          <table:table-cell table:style-name="Table2.A1" office:value-type="string">
            <text:p text:style-name="P12" loext:marker-style-name="T1"><text:span text:style-name="T3">CSP-style channels</text:span><text:span text:style-name="T3"/></text:p>
          </table:table-cell>
          <table:table-cell table:style-name="Table2.A1" office:value-type="string">
            <text:p text:style-name="P12" loext:marker-style-name="T1"><text:span text:style-name="T3">Currents of wind</text:span><text:span text:style-name="T3"/></text:p>
          </table:table-cell>
        </table:table-row>
      </table:table>
      <text:p text:style-name="P2" loext:marker-style-name="T17"><text:bookmark text:name="h.c72s4oda4yt5"/><text:span text:style-name="T18">📜 Naming Conventions</text:span><text:span text:style-name="T18"/></text:p>
      <text:list text:style-name="WWNum7">
        <text:list-item>
          <text:p text:style-name="P18" loext:marker-style-name="T1"><text:span text:style-name="T4">feather</text:span><text:span text:style-name="T3">: Fact</text:span></text:p>
        </text:list-item>
        <text:list-item>
          <text:p text:style-name="P18" loext:marker-style-name="T1"><text:span text:style-name="T4">rune</text:span><text:span text:style-name="T3">: Rule</text:span></text:p>
        </text:list-item>
        <text:list-item>
          <text:p text:style-name="P18" loext:marker-style-name="T1"><text:span text:style-name="T4">flock</text:span><text:span text:style-name="T3">: Group of agents</text:span></text:p>
        </text:list-item>
        <text:list-item>
          <text:p text:style-name="P18" loext:marker-style-name="T1"><text:span text:style-name="T4">cairn</text:span><text:span text:style-name="T3">: Knowledge capsule or module</text:span></text:p>
        </text:list-item>
        <text:list-item>
          <text:p text:style-name="P18" loext:marker-style-name="T1"><text:span text:style-name="T4">skyline</text:span><text:span text:style-name="T3">: Communication layer</text:span></text:p>
        </text:list-item>
        <text:list-item>
          <text:p text:style-name="P18" loext:marker-style-name="T1"><text:span text:style-name="T4">echo</text:span><text:span text:style-name="T3">: Message receipt or reply</text:span></text:p>
        </text:list-item>
        <text:list-item>
          <text:p text:style-name="P18" loext:marker-style-name="T1"><text:span text:style-name="T4">veil</text:span><text:span text:style-name="T3">: Namespace or domain boundary</text:span></text:p>
        </text:list-item>
      </text:list>
      <text:p text:style-name="P19"/>
      <text:p text:style-name="P8" loext:marker-style-name="T19"><text:span text:style-name="T18">🪶 Caw Language Grammar (Draft v0.1)</text:span><text:span text:style-name="T18"/></text:p>
      <text:p text:style-name="P8"/>
      <text:p text:style-name="P8" loext:marker-style-name="T1"><text:span text:style-name="T3">`ebnf</text:span><text:span text:style-name="T3"/></text:p>
      <text:p text:style-name="P8" loext:marker-style-name="T1"><text:span text:style-name="T3">Identifier <text:s text:c="4"/>::= [a-zA-Z_][a-zA-Z0-9_.]* <text:s text:c="8"/>// Namespaced identifiers</text:span><text:span text:style-name="T3"/></text:p>
      <text:p text:style-name="P8" loext:marker-style-name="T1"><text:span text:style-name="T3">TypeName <text:s text:c="6"/>::= [A-Z][a-zA-Z0-9]* <text:s text:c="14"/>// PascalCase types</text:span><text:span text:style-name="T3"/></text:p>
      <text:p text:style-name="P8" loext:marker-style-name="T1"><text:span text:style-name="T3">Literal <text:s text:c="7"/>::= StringLiteral | NumberLiteral | BooleanLiteral</text:span><text:span text:style-name="T3"/></text:p>
      <text:p text:style-name="P8" loext:marker-style-name="T1"><text:span text:style-name="T3">StringLiteral <text:s/>::= '"' .*? '"'</text:span><text:span text:style-name="T3"/></text:p>
      <text:p text:style-name="P8" loext:marker-style-name="T1"><text:span text:style-name="T3">NumberLiteral <text:s/>::= [0-9]+ ('.' [0-9]+)?</text:span><text:span text:style-name="T3"/></text:p>
      <text:p text:style-name="P8" loext:marker-style-name="T1"><text:span text:style-name="T3">BooleanLiteral ::= 'true' | 'false'</text:span><text:span text:style-name="T3"/></text:p>
      <text:p text:style-name="P17"/>
      <text:p text:style-name="P3" loext:marker-style-name="T7"><text:bookmark text:name="h.9xp5g553h6bp"/><text:span text:style-name="T8">🎭 Lexical Elements</text:span><text:span text:style-name="T8"/></text:p>
      <text:p text:style-name="P8" loext:marker-style-name="T1"><text:span text:style-name="T3">`ebnf</text:span><text:span text:style-name="T3"/></text:p>
      <text:p text:style-name="P8" loext:marker-style-name="T1"><text:span text:style-name="T3">Identifier <text:s text:c="4"/>::= [a-zA-Z_][a-zA-Z0-9_.]* <text:s text:c="8"/>// Namespaced identifiers</text:span><text:span text:style-name="T3"/></text:p>
      <text:p text:style-name="P8" loext:marker-style-name="T1"><text:span text:style-name="T3">TypeName <text:s text:c="6"/>::= [A-Z][a-zA-Z0-9]* <text:s text:c="14"/>// PascalCase types</text:span><text:span text:style-name="T3"/></text:p>
      <text:p text:style-name="P8" loext:marker-style-name="T1"><text:span text:style-name="T3">Literal <text:s text:c="7"/>::= StringLiteral | NumberLiteral | BooleanLiteral</text:span><text:span text:style-name="T3"/></text:p>
      <text:p text:style-name="P8" loext:marker-style-name="T1"><text:span text:style-name="T3">StringLiteral <text:s/>::= '"' .*? '"'</text:span><text:span text:style-name="T3"/></text:p>
      <text:p text:style-name="P8" loext:marker-style-name="T1"><text:span text:style-name="T3">NumberLiteral <text:s/>::= [0-9]+ ('.' [0-9]+)?</text:span><text:span text:style-name="T3"/></text:p>
      <text:p text:style-name="P8" loext:marker-style-name="T1"><text:span text:style-name="T3">BooleanLiteral ::= 'true' | 'false'</text:span><text:span text:style-name="T3"/></text:p>
      <text:p text:style-name="P8"/>
      <text:p text:style-name="P8" loext:marker-style-name="T19"><text:span text:style-name="T18">🧠 Core Constructs</text:span><text:span text:style-name="T18"/></text:p>
      <text:p text:style-name="P8" loext:marker-style-name="T1"><text:span text:style-name="T3">`ebnf</text:span><text:span text:style-name="T3"/></text:p>
      <text:p text:style-name="P8" loext:marker-style-name="T1"><text:span text:style-name="T3">Program <text:s text:c="7"/>::= { Declaration | Statement }</text:span><text:span text:style-name="T3"/></text:p>
      <text:p text:style-name="P8"/>
      <text:p text:style-name="P8" loext:marker-style-name="T1"><text:span text:style-name="T3">Declaration <text:s text:c="3"/>::= 'feather' Identifier ':' TypeName '=' Expression</text:span><text:span text:style-name="T3"/></text:p>
      <text:p text:style-name="P8" loext:marker-style-name="T1"><text:span text:style-name="T3"><text:s text:c="17"/>| 'rune' Identifier RuleBlock</text:span><text:span text:style-name="T3"/></text:p>
      <text:p text:style-name="P8" loext:marker-style-name="T1"><text:span text:style-name="T3"><text:s text:c="17"/>| 'let' Identifier '=' AgentInit</text:span><text:span text:style-name="T3"/></text:p>
      <text:p text:style-name="P8"/>
      <text:p text:style-name="P8" loext:marker-style-name="T1"><text:span text:style-name="T3">RuleBlock <text:s text:c="5"/>::= 'when' ConditionBlock 'then' ActionBlock</text:span><text:span text:style-name="T3"/></text:p>
      <text:p text:style-name="P8"/>
      <text:p text:style-name="P8" loext:marker-style-name="T1"><text:span text:style-name="T3">ConditionBlock ::= { Expression }</text:span><text:span text:style-name="T3"/></text:p>
      <text:p text:style-name="P8" loext:marker-style-name="T1"><text:span text:style-name="T3">ActionBlock <text:s text:c="3"/>::= { Statement }</text:span><text:span text:style-name="T3"/></text:p>
      <text:p text:style-name="P8"/>
      <text:p text:style-name="P8" loext:marker-style-name="T1"><text:span text:style-name="T3">Statement <text:s text:c="5"/>::= Expression</text:span><text:span text:style-name="T3"/></text:p>
      <text:p text:style-name="P8" loext:marker-style-name="T1"><text:span text:style-name="T3"><text:s text:c="17"/>| Assertion</text:span><text:span text:style-name="T3"/></text:p>
      <text:p text:style-name="P8" loext:marker-style-name="T1"><text:span text:style-name="T3"><text:s text:c="17"/>| MessageSend</text:span><text:span text:style-name="T3"/></text:p>
      <text:p text:style-name="P8" loext:marker-style-name="T1"><text:span text:style-name="T3"><text:s text:c="17"/>| AgentCall</text:span><text:span text:style-name="T3"/></text:p>
      <text:p text:style-name="P8"/>
      <text:p text:style-name="P8" loext:marker-style-name="T1"><text:span text:style-name="T3">Assertion <text:s text:c="5"/>::= 'assert' Identifier '(' FieldList ')'</text:span><text:span text:style-name="T3"/></text:p>
      <text:p text:style-name="P8"/>
      <text:p text:style-name="P8" loext:marker-style-name="T1"><text:span text:style-name="T3">FieldList <text:s text:c="5"/>::= { Identifier ':' Expression }</text:span><text:span text:style-name="T3"/></text:p>
      <text:p text:style-name="P8"/>
      <text:p text:style-name="P8" loext:marker-style-name="T1"><text:span text:style-name="T3">Expression <text:s text:c="4"/>::= Literal</text:span><text:span text:style-name="T3"/></text:p>
      <text:p text:style-name="P8" loext:marker-style-name="T1"><text:span text:style-name="T3"><text:s text:c="17"/>| Identifier</text:span><text:span text:style-name="T3"/></text:p>
      <text:p text:style-name="P8" loext:marker-style-name="T1"><text:span text:style-name="T3"><text:s text:c="17"/>| FunctionCall</text:span><text:span text:style-name="T3"/></text:p>
      <text:p text:style-name="P8" loext:marker-style-name="T1"><text:span text:style-name="T3"><text:s text:c="17"/>| AgentCall</text:span><text:span text:style-name="T3"/></text:p>
      <text:p text:style-name="P8"/>
      <text:p text:style-name="P8" loext:marker-style-name="T1"><text:span text:style-name="T3">FunctionCall <text:s text:c="2"/>::= Identifier '(' [Expression { ',' Expression }] ')'</text:span><text:span text:style-name="T3"/></text:p>
      <text:p text:style-name="P8" loext:marker-style-name="T1"><text:span text:style-name="T3">AgentCall <text:s text:c="5"/>::= Identifier '.' Identifier '(' [Expression] ')'</text:span><text:span text:style-name="T3"/></text:p>
      <text:p text:style-name="P8" loext:marker-style-name="T1"><text:span text:style-name="T3">MessageSend <text:s text:c="3"/>::= Expression '!' Expression</text:span><text:span text:style-name="T3"/></text:p>
      <text:p text:style-name="P17"/>
      <text:p text:style-name="P8"/>
      <text:p text:style-name="P8" loext:marker-style-name="T19"><text:span text:style-name="T18">🧙 Agent System (Scala-style Actor Model)</text:span><text:span text:style-name="T18"/></text:p>
      <text:p text:style-name="P8" loext:marker-style-name="T1"><text:span text:style-name="T3">`ebnf</text:span><text:span text:style-name="T3"/></text:p>
      <text:p text:style-name="P8" loext:marker-style-name="T1"><text:span text:style-name="T3">AgentInit <text:s text:c="5"/>::= 'Expert' '(' DomainPath ')'</text:span><text:span text:style-name="T3"/></text:p>
      <text:p text:style-name="P8" loext:marker-style-name="T1"><text:span text:style-name="T3">DomainPath <text:s text:c="4"/>::= Identifier { '.' Identifier } [ '._' ]</text:span><text:span text:style-name="T3"/></text:p>
      <text:p text:style-name="P8"/>
      <text:list text:style-name="WWNum8">
        <text:list-item>
          <text:p text:style-name="P20" loext:marker-style-name="T1"><text:span text:style-name="T10">Expert(...)</text:span><text:span text:style-name="T3"> creates a scoped rule engine.</text:span></text:p>
        </text:list-item>
        <text:list-item>
          <text:p text:style-name="P20" loext:marker-style-name="T1"><text:span text:style-name="T10">agent.method(args)</text:span><text:span text:style-name="T3"> invokes a rule or function.</text:span></text:p>
        </text:list-item>
        <text:list-item>
          <text:p text:style-name="P20" loext:marker-style-name="T1"><text:span text:style-name="T10">expr ! agent.method(_)</text:span><text:span text:style-name="T3"> sends a message asynchronously.</text:span></text:p>
        </text:list-item>
      </text:list>
      <text:p text:style-name="P8"/>
      <text:p text:style-name="P8" loext:marker-style-name="T1"><text:span text:style-name="T18">🧬 Type System</text:span><text:span text:style-name="T18"/></text:p>
      <text:p text:style-name="P8" loext:marker-style-name="T1"><text:span text:style-name="T3">`ebnf</text:span><text:span text:style-name="T3"/></text:p>
      <text:p text:style-name="P8" loext:marker-style-name="T1"><text:span text:style-name="T3">TypeDecl <text:s text:c="6"/>::= 'type' TypeName '=' TypeExpr</text:span><text:span text:style-name="T3"/></text:p>
      <text:p text:style-name="P8" loext:marker-style-name="T1"><text:span text:style-name="T3">TypeExpr <text:s text:c="6"/>::= PrimitiveType</text:span><text:span text:style-name="T3"/></text:p>
      <text:p text:style-name="P8" loext:marker-style-name="T1"><text:span text:style-name="T3"><text:s text:c="17"/>| RecordType</text:span><text:span text:style-name="T3"/></text:p>
      <text:p text:style-name="P8" loext:marker-style-name="T1"><text:span text:style-name="T3"><text:s text:c="17"/>| UnionType</text:span><text:span text:style-name="T3"/></text:p>
      <text:p text:style-name="P8" loext:marker-style-name="T1"><text:span text:style-name="T3"><text:s text:c="17"/>| VectorType</text:span><text:span text:style-name="T3"/></text:p>
      <text:p text:style-name="P8" loext:marker-style-name="T1"><text:span text:style-name="T3"><text:s text:c="17"/>| FunctionType</text:span><text:span text:style-name="T3"/></text:p>
      <text:p text:style-name="P8"/>
      <text:p text:style-name="P8" loext:marker-style-name="T1"><text:span text:style-name="T3">PrimitiveType <text:s/>::= 'String' | 'Number' | 'Boolean'</text:span><text:span text:style-name="T3"/></text:p>
      <text:p text:style-name="P8" loext:marker-style-name="T1"><text:span text:style-name="T3">RecordType <text:s text:c="4"/>::= '{' Identifier ':' TypeExpr { ',' Identifier ':' TypeExpr } '}'</text:span><text:span text:style-name="T3"/></text:p>
      <text:p text:style-name="P8" loext:marker-style-name="T1"><text:span text:style-name="T3">UnionType <text:s text:c="5"/>::= TypeExpr '|' TypeExpr</text:span><text:span text:style-name="T3"/></text:p>
      <text:p text:style-name="P8" loext:marker-style-name="T1"><text:span text:style-name="T3">VectorType <text:s text:c="4"/>::= '[' TypeExpr ']'</text:span><text:span text:style-name="T3"/></text:p>
      <text:p text:style-name="P8" loext:marker-style-name="T1"><text:span text:style-name="T3">FunctionType <text:s text:c="2"/>::= '(' TypeExpr { ',' TypeExpr } ')' '=&gt;' TypeExpr</text:span><text:span text:style-name="T3"/></text:p>
      <text:p text:style-name="P8"/>
      <text:list text:style-name="WWNum9">
        <text:list-item>
          <text:p text:style-name="P21" loext:marker-style-name="T1"><text:span text:style-name="T3">Supports </text:span><text:span text:style-name="T4">structural typing</text:span><text:span text:style-name="T3">, </text:span><text:span text:style-name="T4">union types</text:span><text:span text:style-name="T3">, and </text:span><text:span text:style-name="T4">function types</text:span><text:span text:style-name="T3">.</text:span></text:p>
        </text:list-item>
        <text:list-item>
          <text:p text:style-name="P21" loext:marker-style-name="T1"><text:span text:style-name="T3">Can be inferred or explicitly declared.</text:span><text:span text:style-name="T3"/></text:p>
        </text:list-item>
        <text:list-item>
          <text:p text:style-name="P21" loext:marker-style-name="T1"><text:span text:style-name="T3">Future extension: typeclasses or traits for polymorphic dispatch.</text:span><text:span text:style-name="T3"/></text:p>
        </text:list-item>
      </text:list>
      <text:p text:style-name="P22"/>
      <text:p text:style-name="P23"/>
      <text:p text:style-name="P8" loext:marker-style-name="T1"><text:span text:style-name="T18">🧪 Example Snippet</text:span><text:span text:style-name="T18"/></text:p>
      <text:p text:style-name="P8"/>
      <text:p text:style-name="P8" loext:marker-style-name="T1"><text:span text:style-name="T3">type Particle = {</text:span><text:span text:style-name="T3"/></text:p>
      <text:p text:style-name="P8" loext:marker-style-name="T1"><text:span text:style-name="T3"><text:s text:c="2"/>type: String,</text:span><text:span text:style-name="T3"/></text:p>
      <text:p text:style-name="P8" loext:marker-style-name="T1"><text:span text:style-name="T3"><text:s text:c="2"/>state: String</text:span><text:span text:style-name="T3"/></text:p>
      <text:p text:style-name="P8" loext:marker-style-name="T1"><text:span text:style-name="T3">}</text:span><text:span text:style-name="T3"/></text:p>
      <text:p text:style-name="P8"/>
      <text:p text:style-name="P8" loext:marker-style-name="T1"><text:span text:style-name="T3">feather radium: Particle = {</text:span><text:span text:style-name="T3"/></text:p>
      <text:p text:style-name="P8" loext:marker-style-name="T1"><text:span text:style-name="T3"><text:s text:c="2"/>type: "radium",</text:span><text:span text:style-name="T3"/></text:p>
      <text:p text:style-name="P8" loext:marker-style-name="T1"><text:span text:style-name="T3"><text:s text:c="2"/>state: "unstable"</text:span><text:span text:style-name="T3"/></text:p>
      <text:p text:style-name="P8" loext:marker-style-name="T1"><text:span text:style-name="T3">}</text:span><text:span text:style-name="T3"/></text:p>
      <text:p text:style-name="P8"/>
      <text:p text:style-name="P8" loext:marker-style-name="T1"><text:span text:style-name="T3">rune "DecayLaw" when</text:span><text:span text:style-name="T3"/></text:p>
      <text:p text:style-name="P8" loext:marker-style-name="T1"><text:span text:style-name="T3"><text:s text:c="2"/>radium.state == "unstable"</text:span><text:span text:style-name="T3"/></text:p>
      <text:p text:style-name="P8" loext:marker-style-name="T1"><text:span text:style-name="T3">then</text:span><text:span text:style-name="T3"/></text:p>
      <text:p text:style-name="P8" loext:marker-style-name="T1"><text:span text:style-name="T3"><text:s text:c="2"/>assert Particle(state: "decaying")</text:span><text:span text:style-name="T3"/></text:p>
      <text:p text:style-name="P8"/>
      <text:p text:style-name="P8" loext:marker-style-name="T1"><text:span text:style-name="T3">let albert = Expert(Physics.Nuclear.Particle._)</text:span><text:span text:style-name="T3"/></text:p>
      <text:p text:style-name="P8" loext:marker-style-name="T1"><text:span text:style-name="T3">let marie = Expert(Chemistry.Nuclear._)</text:span><text:span text:style-name="T3"/></text:p>
      <text:p text:style-name="P8"/>
      <text:p text:style-name="P8" loext:marker-style-name="T1"><text:span text:style-name="T3">marie.research(radium) ! albert.research _</text:span><text:span text:style-name="T3"/></text:p>
      <text:p text:style-name="P8"/>
      <text:p text:style-name="P8"/>
      <text:p text:style-name="P8" loext:marker-style-name="T20"><text:span text:style-name="T18">🪶 Caw PEG Parser (v0.1)</text:span><text:span text:style-name="T18"/></text:p>
      <text:p text:style-name="P8"/>
      <text:p text:style-name="P8" loext:marker-style-name="T1"><text:span text:style-name="T3">Program <text:s text:c="7"/>&lt;- Statement*</text:span><text:span text:style-name="T3"/></text:p>
      <text:p text:style-name="P8"/>
      <text:p text:style-name="P8" loext:marker-style-name="T1"><text:span text:style-name="T3"># === Statements ===</text:span><text:span text:style-name="T3"/></text:p>
      <text:p text:style-name="P8" loext:marker-style-name="T1"><text:span text:style-name="T3">Statement <text:s text:c="5"/>&lt;- Declaration / Rule / ExpressionStmt</text:span><text:span text:style-name="T3"/></text:p>
      <text:p text:style-name="P8"/>
      <text:p text:style-name="P8" loext:marker-style-name="T1"><text:span text:style-name="T3">Declaration <text:s text:c="3"/>&lt;- 'let' Identifier '=' AgentInit</text:span><text:span text:style-name="T3"/></text:p>
      <text:p text:style-name="P8" loext:marker-style-name="T1"><text:span text:style-name="T3"><text:s text:c="16"/>/ 'feather' Identifier ':' Type '=' Expression</text:span><text:span text:style-name="T3"/></text:p>
      <text:p text:style-name="P8" loext:marker-style-name="T1"><text:span text:style-name="T3"><text:s text:c="16"/>/ TypeDecl</text:span><text:span text:style-name="T3"/></text:p>
      <text:p text:style-name="P8"/>
      <text:p text:style-name="P8" loext:marker-style-name="T1"><text:span text:style-name="T3">Rule <text:s text:c="10"/>&lt;- 'rune' StringLiteral 'when' ConditionBlock 'then' ActionBlock</text:span><text:span text:style-name="T3"/></text:p>
      <text:p text:style-name="P8"/>
      <text:p text:style-name="P8" loext:marker-style-name="T1"><text:span text:style-name="T3">ExpressionStmt &lt;- Expression</text:span><text:span text:style-name="T3"/></text:p>
      <text:p text:style-name="P8"/>
      <text:p text:style-name="P8" loext:marker-style-name="T1"><text:span text:style-name="T3"># === Rule Blocks ===</text:span><text:span text:style-name="T3"/></text:p>
      <text:p text:style-name="P8" loext:marker-style-name="T1"><text:span text:style-name="T3">ConditionBlock &lt;- Expression+</text:span><text:span text:style-name="T3"/></text:p>
      <text:p text:style-name="P8" loext:marker-style-name="T1"><text:span text:style-name="T3">ActionBlock <text:s text:c="3"/>&lt;- Statement+</text:span><text:span text:style-name="T3"/></text:p>
      <text:p text:style-name="P8"/>
      <text:p text:style-name="P8" loext:marker-style-name="T1"><text:soft-page-break/><text:span text:style-name="T3"># === Expressions ===</text:span><text:span text:style-name="T3"/></text:p>
      <text:p text:style-name="P8" loext:marker-style-name="T1"><text:span text:style-name="T3">Expression <text:s text:c="4"/>&lt;- MessageSend / AgentCall / FunctionCall / Literal / Identifier</text:span><text:span text:style-name="T3"/></text:p>
      <text:p text:style-name="P8"/>
      <text:p text:style-name="P8" loext:marker-style-name="T1"><text:span text:style-name="T3">FunctionCall <text:s text:c="2"/>&lt;- Identifier '(' ArgList? ')'</text:span><text:span text:style-name="T3"/></text:p>
      <text:p text:style-name="P8" loext:marker-style-name="T1"><text:span text:style-name="T3">AgentCall <text:s text:c="5"/>&lt;- Identifier '.' Identifier '(' ArgList? ')'</text:span><text:span text:style-name="T3"/></text:p>
      <text:p text:style-name="P8" loext:marker-style-name="T1"><text:span text:style-name="T3">MessageSend <text:s text:c="3"/>&lt;- Expression '!' Expression</text:span><text:span text:style-name="T3"/></text:p>
      <text:p text:style-name="P8"/>
      <text:p text:style-name="P8" loext:marker-style-name="T1"><text:span text:style-name="T3">ArgList <text:s text:c="7"/>&lt;- Expression (',' Expression)*</text:span><text:span text:style-name="T3"/></text:p>
      <text:p text:style-name="P8"/>
      <text:p text:style-name="P8" loext:marker-style-name="T1"><text:span text:style-name="T3"># === Agent System ===</text:span><text:span text:style-name="T3"/></text:p>
      <text:p text:style-name="P8" loext:marker-style-name="T1"><text:span text:style-name="T3">AgentInit <text:s text:c="5"/>&lt;- 'Expert' '(' DomainPath ')'</text:span><text:span text:style-name="T3"/></text:p>
      <text:p text:style-name="P8" loext:marker-style-name="T1"><text:span text:style-name="T3">DomainPath <text:s text:c="4"/>&lt;- Identifier ('.' Identifier)* ('._')?</text:span><text:span text:style-name="T3"/></text:p>
      <text:p text:style-name="P8"/>
      <text:p text:style-name="P8" loext:marker-style-name="T1"><text:span text:style-name="T3"># === Type System ===</text:span><text:span text:style-name="T3"/></text:p>
      <text:p text:style-name="P8" loext:marker-style-name="T1"><text:span text:style-name="T3">TypeDecl <text:s text:c="6"/>&lt;- 'type' Type '=' TypeExpr</text:span><text:span text:style-name="T3"/></text:p>
      <text:p text:style-name="P8" loext:marker-style-name="T1"><text:span text:style-name="T3">TypeExpr <text:s text:c="6"/>&lt;- PrimitiveType / RecordType / UnionType / VectorType / FunctionType</text:span><text:span text:style-name="T3"/></text:p>
      <text:p text:style-name="P8"/>
      <text:p text:style-name="P8" loext:marker-style-name="T1"><text:span text:style-name="T3">PrimitiveType <text:s/>&lt;- 'String' / 'Number' / 'Boolean'</text:span><text:span text:style-name="T3"/></text:p>
      <text:p text:style-name="P8" loext:marker-style-name="T1"><text:span text:style-name="T3">RecordType <text:s text:c="4"/>&lt;- '{' FieldTypeList '}'</text:span><text:span text:style-name="T3"/></text:p>
      <text:p text:style-name="P8" loext:marker-style-name="T1"><text:span text:style-name="T3">FieldTypeList <text:s/>&lt;- Identifier ':' TypeExpr (',' Identifier ':' TypeExpr)*</text:span><text:span text:style-name="T3"/></text:p>
      <text:p text:style-name="P8" loext:marker-style-name="T1"><text:span text:style-name="T3">UnionType <text:s text:c="5"/>&lt;- TypeExpr '|' TypeExpr</text:span><text:span text:style-name="T3"/></text:p>
      <text:p text:style-name="P8" loext:marker-style-name="T1"><text:span text:style-name="T3">VectorType <text:s text:c="4"/>&lt;- '[' TypeExpr ']'</text:span><text:span text:style-name="T3"/></text:p>
      <text:p text:style-name="P8" loext:marker-style-name="T1"><text:span text:style-name="T3">FunctionType <text:s text:c="2"/>&lt;- '(' TypeExprList ')' '=&gt;' TypeExpr</text:span><text:span text:style-name="T3"/></text:p>
      <text:p text:style-name="P8" loext:marker-style-name="T1"><text:span text:style-name="T3">TypeExprList <text:s text:c="2"/>&lt;- TypeExpr (',' TypeExpr)*</text:span><text:span text:style-name="T3"/></text:p>
      <text:p text:style-name="P8"/>
      <text:p text:style-name="P8" loext:marker-style-name="T1"><text:span text:style-name="T3"># === Literals ===</text:span><text:span text:style-name="T3"/></text:p>
      <text:p text:style-name="P8" loext:marker-style-name="T1"><text:span text:style-name="T3">Literal <text:s text:c="7"/>&lt;- StringLiteral / NumberLiteral / BooleanLiteral</text:span><text:span text:style-name="T3"/></text:p>
      <text:p text:style-name="P8" loext:marker-style-name="T1"><text:span text:style-name="T3">StringLiteral <text:s/>&lt;- '"' (!'"' .)* '"'</text:span><text:span text:style-name="T3"/></text:p>
      <text:p text:style-name="P8" loext:marker-style-name="T1"><text:span text:style-name="T3">NumberLiteral <text:s/>&lt;- [0-9]+ ('.' [0-9]+)?</text:span><text:span text:style-name="T3"/></text:p>
      <text:p text:style-name="P8" loext:marker-style-name="T1"><text:span text:style-name="T3">BooleanLiteral &lt;- 'true' / 'false'</text:span><text:span text:style-name="T3"/></text:p>
      <text:p text:style-name="P8"/>
      <text:p text:style-name="P8" loext:marker-style-name="T1"><text:span text:style-name="T3"># === Identifiers ===</text:span><text:span text:style-name="T3"/></text:p>
      <text:p text:style-name="P8" loext:marker-style-name="T1"><text:span text:style-name="T3">Identifier <text:s text:c="4"/>&lt;- [a-zA-Z_][a-zA-Z0-9_.]*</text:span><text:span text:style-name="T3"/></text:p>
      <text:p text:style-name="P8" loext:marker-style-name="T1"><text:span text:style-name="T3">Type <text:s text:c="10"/>&lt;- [A-Z][a-zA-Z0-9]*</text:span><text:span text:style-name="T3"/></text:p>
      <text:p text:style-name="P8"/>
      <text:p text:style-name="P8" loext:marker-style-name="T1"><text:span text:style-name="T3"># === Whitespace and Comments ===</text:span><text:span text:style-name="T3"/></text:p>
      <text:p text:style-name="P8" loext:marker-style-name="T1"><text:span text:style-name="T3">_ <text:s text:c="13"/>&lt;- [ \t\r\n]*</text:span><text:span text:style-name="T3"/></text:p>
      <text:p text:style-name="P8" loext:marker-style-name="T1"><text:span text:style-name="T3">Comment <text:s text:c="7"/>&lt;- '#' (![\r\n] .)*</text:span><text:span text:style-name="T3"/></text:p>
      <text:p text:style-name="P8"/>
      <text:p text:style-name="P8"/>
      <text:p text:style-name="P17"/>
      <text:p text:style-name="P8" loext:marker-style-name="T19"><text:span text:style-name="T18">🧪 Example Parse Tree (for reference)</text:span><text:span text:style-name="T18"/></text:p>
      <text:p text:style-name="P8"/>
      <text:p text:style-name="P8" loext:marker-style-name="T1"><text:span text:style-name="T3">let albert = Expert(Physics.Nuclear.Particle._)</text:span><text:span text:style-name="T3"/></text:p>
      <text:p text:style-name="P8"/>
      <text:p text:style-name="P8" loext:marker-style-name="T1"><text:span text:style-name="T3">type Particle = {</text:span><text:span text:style-name="T3"/></text:p>
      <text:p text:style-name="P8" loext:marker-style-name="T1"><text:span text:style-name="T3"><text:s text:c="2"/>type: String,</text:span><text:span text:style-name="T3"/></text:p>
      <text:p text:style-name="P8" loext:marker-style-name="T1"><text:span text:style-name="T3"><text:s text:c="2"/>state: String</text:span><text:span text:style-name="T3"/></text:p>
      <text:p text:style-name="P8" loext:marker-style-name="T1"><text:span text:style-name="T3">}</text:span><text:span text:style-name="T3"/></text:p>
      <text:p text:style-name="P8"/>
      <text:p text:style-name="P8" loext:marker-style-name="T1"><text:span text:style-name="T3">feather radium: Particle = {</text:span><text:span text:style-name="T3"/></text:p>
      <text:p text:style-name="P8" loext:marker-style-name="T1"><text:span text:style-name="T3"><text:s text:c="2"/>type: "radium",</text:span><text:span text:style-name="T3"/></text:p>
      <text:p text:style-name="P8" loext:marker-style-name="T1"><text:span text:style-name="T3"><text:s text:c="2"/>state: "unstable"</text:span><text:span text:style-name="T3"/></text:p>
      <text:p text:style-name="P8" loext:marker-style-name="T1"><text:span text:style-name="T3">}</text:span><text:span text:style-name="T3"/></text:p>
      <text:p text:style-name="P8"/>
      <text:p text:style-name="P8" loext:marker-style-name="T1"><text:span text:style-name="T3">rune "DecayLaw" when</text:span><text:span text:style-name="T3"/></text:p>
      <text:p text:style-name="P8" loext:marker-style-name="T1"><text:span text:style-name="T3"><text:s text:c="2"/>radium.state == "unstable"</text:span><text:span text:style-name="T3"/></text:p>
      <text:p text:style-name="P8" loext:marker-style-name="T1"><text:span text:style-name="T3">then</text:span><text:span text:style-name="T3"/></text:p>
      <text:p text:style-name="P8" loext:marker-style-name="T1"><text:span text:style-name="T3"><text:s text:c="2"/>assert Particle(state: "decaying")</text:span><text:span text:style-name="T3"/></text:p>
      <text:p text:style-name="P8"/>
      <text:p text:style-name="P8" loext:marker-style-name="T1"><text:span text:style-name="T3">marie.research(radium) ! albert.research _</text:span><text:span text:style-name="T3"/></text:p>
      <text:p text:style-name="P8"/>
      <text:p text:style-name="P2" loext:marker-style-name="T5"><text:bookmark text:name="h.niuywhlu008n"/><text:span text:style-name="T6">🧰 Next Steps</text:span><text:span text:style-name="T6"/></text:p>
      <text:list text:style-name="WWNum10">
        <text:list-item>
          <text:p text:style-name="P24" loext:marker-style-name="T1"><text:span text:style-name="T4">Parser implementation</text:span><text:span text:style-name="T3">: Tree-sitter for fast incremental parsing, or Rust </text:span><text:span text:style-name="T10">pest</text:span><text:span text:style-name="T3"> for expressive grammar.</text:span></text:p>
        </text:list-item>
        <text:list-item>
          <text:p text:style-name="P24" loext:marker-style-name="T1"><text:span text:style-name="T4">AST builder</text:span><text:span text:style-name="T3">: Map parse tree to typed AST nodes (Rule, Agent, Fact, Message).</text:span></text:p>
        </text:list-item>
        <text:list-item>
          <text:p text:style-name="P24" loext:marker-style-name="T1"><text:span text:style-name="T4">Type checker</text:span><text:span text:style-name="T3">: Validate </text:span><text:span text:style-name="T10">feather</text:span><text:span text:style-name="T3"> declarations and rule inputs/outputs.</text:span></text:p>
        </text:list-item>
        <text:list-item>
          <text:p text:style-name="P24" loext:marker-style-name="T1"><text:span text:style-name="T4">Runtime</text:span><text:span text:style-name="T3">: Agent registry, message queue, rule engine, vector DB hooks.</text:span>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fo:hyphenation-keep="page" loext:hyphenation-keep-type="column" loext:hyphenation-keep-line="true" style:vertical-align="auto" style:writing-mode="lr-tb"/>
      <style:text-properties fo:color="#000000" loext:opacity="100%" style:text-line-through-style="none" style:text-line-through-type="none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class="chapter">
      <style:paragraph-properties fo:margin-left="0in" fo:margin-right="0in" fo:margin-top="0.278in" fo:margin-bottom="0.0835in" style:contextual-spacing="false" fo:line-height="100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000000" loext:opacity="100%" style:text-line-through-style="none" style:text-line-through-type="none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/>
    </style:style>
    <style:style style:name="Heading_20_2" style:display-name="Heading 2" style:family="paragraph" style:parent-style-name="Standard" style:next-style-name="Standard" style:class="chapter">
      <style:paragraph-properties fo:margin-left="0in" fo:margin-right="0in" fo:margin-top="0.25in" fo:margin-bottom="0.0835in" style:contextual-spacing="false" fo:line-height="100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000000" loext:opacity="100%" style:text-line-through-style="none" style:text-line-through-type="none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 style:font-style-complex="normal" style:font-weight-complex="normal"/>
    </style:style>
    <style:style style:name="Heading_20_3" style:display-name="Heading 3" style:family="paragraph" style:parent-style-name="Standard" style:next-style-name="Standard" style:class="chapter">
      <style:paragraph-properties fo:margin-left="0in" fo:margin-right="0in" fo:margin-top="0.222in" fo:margin-bottom="0.0555in" style:contextual-spacing="false" fo:line-height="100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434343" loext:opacity="100%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 style:font-style-complex="normal" style:font-weight-complex="normal"/>
    </style:style>
    <style:style style:name="Heading_20_4" style:display-name="Heading 4" style:family="paragraph" style:parent-style-name="Standard" style:next-style-name="Standard" style:class="chapter">
      <style:paragraph-properties fo:margin-left="0in" fo:margin-right="0in" fo:margin-top="0.1945in" fo:margin-bottom="0.0555in" style:contextual-spacing="false" fo:line-height="100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666666" loext:opacity="100%" style:text-line-through-style="none" style:text-line-through-type="none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/>
    </style:style>
    <style:style style:name="Heading_20_5" style:display-name="Heading 5" style:family="paragraph" style:parent-style-name="Standard" style:next-style-name="Standard" style:class="chapter">
      <style:paragraph-properties fo:margin-left="0in" fo:margin-right="0in" fo:margin-top="0.1665in" fo:margin-bottom="0.0555in" style:contextual-spacing="false" fo:line-height="100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666666" loext:opacity="100%" style:text-line-through-style="none" style:text-line-through-type="none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Heading_20_6" style:display-name="Heading 6" style:family="paragraph" style:parent-style-name="Standard" style:next-style-name="Standard" style:class="chapter">
      <style:paragraph-properties fo:margin-left="0in" fo:margin-right="0in" fo:margin-top="0.1665in" fo:margin-bottom="0.0555in" style:contextual-spacing="false" fo:line-height="100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666666" loext:opacity="100%" style:text-line-through-style="none" style:text-line-through-type="none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 style:font-style-complex="italic" style:font-weight-complex="normal"/>
    </style:style>
    <style:style style:name="Normal_20_Table_20__28_WW_29_" style:display-name="Normal Table (WW)" style:family="paragraph">
      <style:paragraph-properties fo:text-align="start" style:justify-single-word="false" style:vertical-align="auto" style:writing-mode="lr-tb"/>
      <style:text-properties style:font-name="Times New Roman" fo:font-family="'Times New Roman'" style:font-family-generic="roman" style:font-pitch="variable" fo:font-size="12pt" style:font-name-asian="Arial1" style:font-family-asian="Arial" style:font-family-generic-asian="system" style:font-pitch-asian="variable" style:font-size-asian="12pt" style:font-name-complex="Roboto Mono" style:font-family-complex="'Roboto Mono'" style:font-family-generic-complex="system" style:font-pitch-complex="variable" style:font-size-complex="12pt"/>
    </style:style>
    <style:style style:name="Title" style:family="paragraph" style:parent-style-name="Standard" style:class="chapter">
      <style:paragraph-properties fo:margin-left="0in" fo:margin-right="0in" fo:margin-top="0in" fo:margin-bottom="0.0417in" style:contextual-spacing="false" fo:line-height="100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000000" loext:opacity="100%" style:text-line-through-style="none" style:text-line-through-type="none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 style:font-style-complex="normal" style:font-weight-complex="normal"/>
    </style:style>
    <style:style style:name="Subtitle" style:family="paragraph" style:parent-style-name="Standard" style:class="chapter">
      <style:paragraph-properties fo:margin-left="0in" fo:margin-right="0in" fo:margin-top="0in" fo:margin-bottom="0.222in" style:contextual-spacing="false" fo:line-height="100%" fo:text-align="start" style:justify-single-word="false" fo:keep-together="always" fo:orphans="2" fo:widows="2" fo:text-indent="0in" style:auto-text-indent="false" fo:keep-with-next="always" style:vertical-align="auto" style:writing-mode="lr-tb"/>
      <style:text-properties fo:color="#666666" loext:opacity="100%" style:text-line-through-style="none" style:text-line-through-type="none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 style:font-style-complex="normal" style:font-weight-complex="normal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text:list-tab-stop-position="1.25in" fo:text-indent="-0.1252in" fo:margin-left="1.5in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text:list-tab-stop-position="1.75in" fo:text-indent="-0.25in" fo:margin-left="2in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text:list-tab-stop-position="2.25in" fo:text-indent="-0.25in" fo:margin-left="2.5in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text:list-tab-stop-position="2.75in" fo:text-indent="-0.1252in" fo:margin-left="3in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text:list-tab-stop-position="3.25in" fo:text-indent="-0.25in" fo:margin-left="3.5in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text:list-tab-stop-position="3.75in" fo:text-indent="-0.25in" fo:margin-left="4in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text:list-tab-stop-position="4.25in" fo:text-indent="-0.1252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2</meta:editing-cycles>
    <meta:editing-duration>PT2M18S</meta:editing-duration>
    <dc:date>2025-10-28T15:06:48.720083064</dc:date>
    <meta:document-statistic meta:table-count="2" meta:image-count="0" meta:object-count="0" meta:page-count="9" meta:paragraph-count="233" meta:word-count="1289" meta:character-count="9315" meta:non-whitespace-character-count="7734"/>
    <meta:generator>LibreOffice/25.8.1.1$Linux_X86_64 LibreOffice_project/580$Build-1</meta:generator>
  </office:meta>
</office:document-meta>
</file>